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direction Russian army shelled Novomlynsk, Dvorichna and Berestove of Kharkiv reg...</text:span>
</text:h>
      <text:p text:style-name="P4">
Authors: liveuamap (Language: en)</text:p>
      <text:p text:style-name="P4">
Time: 2023-04-16T-55:36:00</text:p>
      <text:p text:style-name="P4">
Location: Svatove (Latitude:49.53735 Longtitude:37.89682)</text:p>
      <text:p text:style-name="P4">
Videos: []</text:p>
      <text:p text:style-name="P4">
Images: []</text:p>
      <text:p text:style-name="P4">
Tags: ["Russia"]</text:p>
      <text:p text:style-name="P4">
Id: 22556470</text:p>
      <!--METADATA-->
      <text:p text:style-name="P4">
At Kupiansk direction Russian army shelled Novomlynsk, Dvorichna and Berestoveof Kharkiv region, - General Staff of Armed Forces of Ukraine says in themorning report</text:p>
      <text:p text:style-name="P4">
News Collection Link: <text:a xlink:type="simple" xlink:href="https://liveuamap.com/en/2023/16-april-at-kupiansk-direction-russian-army-shelled-novomlynsk" text:style-name="Internet_20_link" text:visited-style-name="Visited_20_Internet_20_Link">
https://liveuamap.com/en/2023/16-april-at-kupiansk-direction-russian-army-shelled-novomlynsk</text:a>
</text:p>
      <text:p text:style-name="P4">
News Source: <text:a xlink:type="simple" xlink:href="https://t.me/lumsrc/4505" text:style-name="Internet_20_link" text:visited-style-name="Visited_20_Internet_20_Link">
https://t.me/lumsrc/4505</text:a>
</text:p>
      <!--NEWS-->
      <text:h text:style-name="P10" text:outline-level="1">
<text:span text:style-name="T4">
At Lyman direction Russian army shelled Stelmakhivka, Nevske, Bilohorivka of Luhansk region a...</text:span>
</text:h>
      <text:p text:style-name="P4">
Authors: liveuamap (Language: en)</text:p>
      <text:p text:style-name="P4">
Time: 2023-04-16T-57:36:00</text:p>
      <text:p text:style-name="P4">
Location: Bakhmut (Latitude:48.80641 Longtitude:38.24736)</text:p>
      <text:p text:style-name="P4">
Videos: []</text:p>
      <text:p text:style-name="P4">
Images: []</text:p>
      <text:p text:style-name="P4">
Tags: ["Russia"]</text:p>
      <text:p text:style-name="P4">
Id: 22556469</text:p>
      <!--METADATA-->
      <text:p text:style-name="P4">
At Lyman direction Russian army shelled Stelmakhivka, Nevske, Bilohorivka ofLuhansk region and Ivanivka, Torske and Spirne of Donetsk region, - GeneralStaff of Armed Forces of Ukraine says in the morning report</text:p>
      <text:p text:style-name="P4">
News Collection Link: <text:a xlink:type="simple" xlink:href="https://liveuamap.com/en/2023/16-april-at-lyman-direction-russian-army-shelled-stelmakhivka" text:style-name="Internet_20_link" text:visited-style-name="Visited_20_Internet_20_Link">
https://liveuamap.com/en/2023/16-april-at-lyman-direction-russian-army-shelled-stelmakhivka</text:a>
</text:p>
      <text:p text:style-name="P4">
News Source: <text:a xlink:type="simple" xlink:href="https://t.me/lumsrc/4506" text:style-name="Internet_20_link" text:visited-style-name="Visited_20_Internet_20_Link">
https://t.me/lumsrc/4506</text:a>
</text:p>
      <!--NEWS-->
      <text:h text:style-name="P10" text:outline-level="1">
<text:span text:style-name="T4">
JSU Bakhmut Directio Rusian Army Shelled Vasukivka, Minkivka, Orikhovo-Vasylivka, Novomarkov ...</text:span>
</text:h>
      <text:p text:style-name="P4">
Authors: liveuamap (Language: en)</text:p>
      <text:p text:style-name="P4">
Time: 2023-04-16T-59:36:00</text:p>
      <text:p text:style-name="P4">
Location: Novhorods'ke, Donetsk Oblast (Latitude:48.32601 Longtitude:37.84515)</text:p>
      <text:p text:style-name="P4">
Videos: []</text:p>
      <text:p text:style-name="P4">
Images: []</text:p>
      <text:p text:style-name="P4">
Tags: ["Russia"]</text:p>
      <text:p text:style-name="P4">
Id: 22556468</text:p>
      <!--METADATA-->
      <text:p text:style-name="P4">
News Collection Link:(https://liveuamap.com/en/2023/16-april-at-bakhmut-direction-russian-army-shelled-vasukivka)</text:p>
      <text:p text:style-name="P4">
News Source: <text:a xlink:type="simple" xlink:href="https://t.me/lumsrc/4507" text:style-name="Internet_20_link" text:visited-style-name="Visited_20_Internet_20_Link">
https://t.me/lumsrc/4507</text:a>
</text:p>
      <!--NEWS-->
      <text:h text:style-name="P10" text:outline-level="1">
<text:span text:style-name="T4">
JSC Avdiivka Directiones Rusian Army Shelled Ceramics, Steppe, Berdyshi, Avdiivka, Pervomis ...</text:span>
</text:h>
      <text:p text:style-name="P4">
Authors: liveuamap (Language: en)</text:p>
      <text:p text:style-name="P4">
Time: 2023-04-16T-61:36:00</text:p>
      <text:p text:style-name="P4">
Location: Donetsk Oblast (Latitude:48.11326 Longtitude:37.49504)</text:p>
      <text:p text:style-name="P4">
Videos: []</text:p>
      <text:p text:style-name="P4">
Images: []</text:p>
      <text:p text:style-name="P4">
Tags: ["Russia"]</text:p>
      <text:p text:style-name="P4">
Id: 22556467</text:p>
      <!--METADATA-->
      <text:p text:style-name="P4">
At Avdiyivka directions Russian army shelled Keramik, Stepove, Berdychi,Avdiyivka, Pervomayske and Karlivka of Donetsk region, - General Staff ofArmed Forces of Ukraine says in the morning report</text:p>
      <text:p text:style-name="P4">
News Collection Link: <text:a xlink:type="simple" xlink:href="https://liveuamap.com/en/2023/16-april-at-avdiyivka-directions-russian-army-shelled-keramik" text:style-name="Internet_20_link" text:visited-style-name="Visited_20_Internet_20_Link">
https://liveuamap.com/en/2023/16-april-at-avdiyivka-directions-russian-army-shelled-keramik</text:a>
</text:p>
      <text:p text:style-name="P4">
News Source: <text:a xlink:type="simple" xlink:href="https://t.me/lumsrc/4508" text:style-name="Internet_20_link" text:visited-style-name="Visited_20_Internet_20_Link">
https://t.me/lumsrc/4508</text:a>
</text:p>
      <!--NEWS-->
      <text:h text:style-name="P10" text:outline-level="1">
<text:span text:style-name="T4">
At Maryinka direction Russian army shelled Heorhiyivka, Maryinka, Kurakhove, Pobyeda and Novo...</text:span>
</text:h>
      <text:p text:style-name="P4">
Authors: liveuamap (Language: en)</text:p>
      <text:p text:style-name="P4">
Time: 2023-04-16T-63:36:00</text:p>
      <text:p text:style-name="P4">
Location: Donetsk (Latitude:47.85153 Longtitude:37.48192)</text:p>
      <text:p text:style-name="P4">
Videos: []</text:p>
      <text:p text:style-name="P4">
Images: []</text:p>
      <text:p text:style-name="P4">
Tags: ["Russia"]</text:p>
      <text:p text:style-name="P4">
Id: 22556466</text:p>
      <!--METADATA-->
      <text:p text:style-name="P4">
At Maryinka direction Russian army shelled Heorhiyivka, Maryinka, Kurakhove,Pobyeda and Novomykhaylivka of Donetsk region, - General Staff of Armed Forcesof Ukraine says in the morning report</text:p>
      <text:p text:style-name="P4">
News Collection Link: <text:a xlink:type="simple" xlink:href="https://liveuamap.com/en/2023/16-april-at-maryinka-direction-russian-army-shelled-heorhiyivka" text:style-name="Internet_20_link" text:visited-style-name="Visited_20_Internet_20_Link">
https://liveuamap.com/en/2023/16-april-at-maryinka-direction-russian-army-shelled-heorhiyivka</text:a>
</text:p>
      <text:p text:style-name="P4">
News Source: <text:a xlink:type="simple" xlink:href="https://t.me/lumsrc/4509" text:style-name="Internet_20_link" text:visited-style-name="Visited_20_Internet_20_Link">
https://t.me/lumsrc/4509</text:a>
</text:p>
      <!--NEWS-->
      <text:h text:style-name="P10" text:outline-level="1">
<text:span text:style-name="T4">
JSC Shaktarske Directio Rusian of the Army Shelled Kalledar, Wondering, Golden Niva, Great New ...</text:span>
</text:h>
      <text:p text:style-name="P4">
Authors: liveuamap (Language: en)</text:p>
      <text:p text:style-name="P4">
Time: 2023-04-16T-65:36:00</text:p>
      <text:p text:style-name="P4">
Location: Velyka Novosilka (Latitude:47.83782 Longtitude:36.83149)</text:p>
      <text:p text:style-name="P4">
Videos: []</text:p>
      <text:p text:style-name="P4">
Images: []</text:p>
      <text:p text:style-name="P4">
Tags: ["Russia"]</text:p>
      <text:p text:style-name="P4">
Id: 22556465</text:p>
      <!--METADATA-->
      <text:p text:style-name="P4">
At Shaktarske direction Russian army shelled Vuhledar, Prechystivka, ZolotaNyva, Velyka Novosilka of Donetsk region, - General Staff of Armed Forces ofUkraine says in the morning report</text:p>
      <text:p text:style-name="P4">
News Collection Link: <text:a xlink:type="simple" xlink:href="https://liveuamap.com/en/2023/16-april-at-shaktarske-direction-russian-army-shelled-vuhledar" text:style-name="Internet_20_link" text:visited-style-name="Visited_20_Internet_20_Link">
https://liveuamap.com/en/2023/16-april-at-shaktarske-direction-russian-army-shelled-vuhledar</text:a>
</text:p>
      <text:p text:style-name="P4">
News Source: <text:a xlink:type="simple" xlink:href="https://t.me/lumsrc/4510" text:style-name="Internet_20_link" text:visited-style-name="Visited_20_Internet_20_Link">
https://t.me/lumsrc/4510</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6T-67:36:00</text:p>
      <text:p text:style-name="P4">
Location: Kherson (Latitude:46.63886 Longtitude:32.61632)</text:p>
      <text:p text:style-name="P4">
Videos: []</text:p>
      <text:p text:style-name="P4">
Images: []</text:p>
      <text:p text:style-name="P4">
Tags: ["Russia"]</text:p>
      <text:p text:style-name="P4">
Id: 22556464</text:p>
      <!--METADATA-->
      <text:p text:style-name="P4">
At Zaporizhzhia and Kherson directions Russian army shelled Vremivka, Novopilof Donetsk region; Olhivske, Malynivka, Huliaipole, Charivne, Mala Tokmachka,Novodanylivka, Orikhiv of Zaporizhzhia region oblasti; Antonivka, Zelenivka ofKherson region and Kherson city, - General Staff of Armed Forces of Ukrainesays in the morning report</text:p>
      <text:p text:style-name="P4">
News Collection Link: <text:a xlink:type="simple" xlink:href="https://liveuamap.com/en/2023/16-april-at-zaporizhzhia-and-kherson-directions-russian-army" text:style-name="Internet_20_link" text:visited-style-name="Visited_20_Internet_20_Link">
https://liveuamap.com/en/2023/16-april-at-zaporizhzhia-and-kherson-directions-russian-army</text:a>
</text:p>
      <text:p text:style-name="P4">
News Source: <text:a xlink:type="simple" xlink:href="https://t.me/lumsrc/4511" text:style-name="Internet_20_link" text:visited-style-name="Visited_20_Internet_20_Link">
https://t.me/lumsrc/4511</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6T-69:36:00</text:p>
      <text:p text:style-name="P4">
Location: Marinka, Donetsk Oblast (Latitude:47.94165 Longtitude:37.49926)</text:p>
      <text:p text:style-name="P4">
Videos: []</text:p>
      <text:p text:style-name="P4">
Images: []</text:p>
      <text:p text:style-name="P4">
Tags: ["Russia"]</text:p>
      <text:p text:style-name="P4">
Id: 22556463</text:p>
      <!--METADATA-->
      <text:p text:style-name="P4">
Russian forces conducting offensive actions at Lyman, Bakhmut, Avdiivka andMaryinka directions. Ukrainian military repelled over 60 Russian attacks.Russian forces attempting to advance near Dibrova and Bilohorivka, Bakhmut andKhromove, Avdiyivka and Syeverne, Maryinka, - General Staff of Armed Forces ofUkraine says in the morning report</text:p>
      <text:p text:style-name="P4">
News Collection Link: <text:a xlink:type="simple" xlink:href="https://liveuamap.com/en/2023/16-april-russian-forces-conducting-offensive-actions-at-lyman" text:style-name="Internet_20_link" text:visited-style-name="Visited_20_Internet_20_Link">
https://liveuamap.com/en/2023/16-april-russian-forces-conducting-offensive-actions-at-lyman</text:a>
</text:p>
      <text:p text:style-name="P4">
News Source: <text:a xlink:type="simple" xlink:href="https://t.me/lumsrc/4512" text:style-name="Internet_20_link" text:visited-style-name="Visited_20_Internet_20_Link">
https://t.me/lumsrc/4512</text:a>
</text:p>
      <!--NEWS-->
      <text:h text:style-name="P10" text:outline-level="1">
<text:span text:style-name="T4">
1 person reportedly killed, widespread damage in overnight shelling of Donetsk, according to ...</text:span>
</text:h>
      <text:p text:style-name="P4">
Authors: liveuamap (Language: en)</text:p>
      <text:p text:style-name="P4">
Time: 2023-04-16T02:56:00</text:p>
      <text:p text:style-name="P4">
Location: Donetsk, Donetsk Oblast (Latitude:48.01235 Longtitude:37.80181)</text:p>
      <text:p text:style-name="P4">
Videos: []</text:p>
      <text:p text:style-name="P4">
Images: ["<text:a xlink:type="simple" xlink:href="https://liveuamap.com/pics/2023/04/16/22556484_0.jpg" text:style-name="Internet_20_link" text:visited-style-name="Visited_20_Internet_20_Link">
22556484_0.jpg</text:a>
", "<text:a xlink:type="simple" xlink:href="https://liveuamap.com/pics/2023/04/16/22556484_1.jpg" text:style-name="Internet_20_link" text:visited-style-name="Visited_20_Internet_20_Link">
22556484_1.jpg</text:a>
", "<text:a xlink:type="simple" xlink:href="https://liveuamap.com/pics/2023/04/16/22556484_2.jpg" text:style-name="Internet_20_link" text:visited-style-name="Visited_20_Internet_20_Link">
22556484_2.jpg</text:a>
", "<text:a xlink:type="simple" xlink:href="https://liveuamap.com/pics/2023/04/16/22556484_3.jpg" text:style-name="Internet_20_link" text:visited-style-name="Visited_20_Internet_20_Link">
22556484_3.jpg</text:a>
", "<text:a xlink:type="simple" xlink:href="https://liveuamap.com/pics/2023/04/16/22556484_4.jpg" text:style-name="Internet_20_link" text:visited-style-name="Visited_20_Internet_20_Link">
22556484_4.jpg</text:a>
", "<text:a xlink:type="simple" xlink:href="https://liveuamap.com/pics/2023/04/16/22556484_5.jpg" text:style-name="Internet_20_link" text:visited-style-name="Visited_20_Internet_20_Link">
22556484_5.jpg</text:a>
", "<text:a xlink:type="simple" xlink:href="https://liveuamap.com/pics/2023/04/16/22556484_6.jpg" text:style-name="Internet_20_link" text:visited-style-name="Visited_20_Internet_20_Link">
22556484_6.jpg</text:a>
", "<text:a xlink:type="simple" xlink:href="https://liveuamap.com/pics/2023/04/16/22556484_7.jpg" text:style-name="Internet_20_link" text:visited-style-name="Visited_20_Internet_20_Link">
22556484_7.jpg</text:a>
", "<text:a xlink:type="simple" xlink:href="https://liveuamap.com/pics/2023/04/16/22556484_8.jpg" text:style-name="Internet_20_link" text:visited-style-name="Visited_20_Internet_20_Link">
22556484_8.jpg</text:a>
"]</text:p>
      <text:p text:style-name="P4">
Tags: ["Minsk Monitor", "Europe"]</text:p>
      <text:p text:style-name="P4">
Id: 22556484</text:p>
      <!--METADATA-->
      <text:p text:style-name="P4">
1 person reportedly killed, widespread damage in overnight shelling ofDonetsk, according to some reports shells came from south-east direction</text:p>
      <text:p text:style-name="P4">
<draw:frame draw:style-name="fr1" draw:name="Image2" text:anchor-type="as-char" svg:width="6.9236in" svg:height="5.1927in" draw:z-index="0">
<draw:image xlink:href="../Images/liveuamap/2023-04-16T02-56-00/22556484_0.jpg" xlink:type="simple" xlink:show="embed" xlink:actuate="onLoad" draw:mime-type="image/jpeg"/>
</draw:frame>
<draw:frame draw:style-name="fr1" draw:name="Image3" text:anchor-type="as-char" svg:width="6.9236in" svg:height="5.1927in" draw:z-index="0">
<draw:image xlink:href="../Images/liveuamap/2023-04-16T02-56-00/22556484_1.jpg" xlink:type="simple" xlink:show="embed" xlink:actuate="onLoad" draw:mime-type="image/jpeg"/>
</draw:frame>
<draw:frame draw:style-name="fr1" draw:name="Image4" text:anchor-type="as-char" svg:width="6.9236in" svg:height="5.1927in" draw:z-index="0">
<draw:image xlink:href="../Images/liveuamap/2023-04-16T02-56-00/22556484_2.jpg" xlink:type="simple" xlink:show="embed" xlink:actuate="onLoad" draw:mime-type="image/jpeg"/>
</draw:frame>
<draw:frame draw:style-name="fr1" draw:name="Image5" text:anchor-type="as-char" svg:width="6.9236in" svg:height="5.1927in" draw:z-index="0">
<draw:image xlink:href="../Images/liveuamap/2023-04-16T02-56-00/22556484_3.jpg" xlink:type="simple" xlink:show="embed" xlink:actuate="onLoad" draw:mime-type="image/jpeg"/>
</draw:frame>
<draw:frame draw:style-name="fr1" draw:name="Image6" text:anchor-type="as-char" svg:width="6.9236in" svg:height="5.1927in" draw:z-index="0">
<draw:image xlink:href="../Images/liveuamap/2023-04-16T02-56-00/22556484_4.jpg" xlink:type="simple" xlink:show="embed" xlink:actuate="onLoad" draw:mime-type="image/jpeg"/>
</draw:frame>
<draw:frame draw:style-name="fr1" draw:name="Image7" text:anchor-type="as-char" svg:width="6.9236in" svg:height="5.1927in" draw:z-index="0">
<draw:image xlink:href="../Images/liveuamap/2023-04-16T02-56-00/22556484_5.jpg" xlink:type="simple" xlink:show="embed" xlink:actuate="onLoad" draw:mime-type="image/jpeg"/>
</draw:frame>
<draw:frame draw:style-name="fr1" draw:name="Image8" text:anchor-type="as-char" svg:width="6.9236in" svg:height="5.1927in" draw:z-index="0">
<draw:image xlink:href="../Images/liveuamap/2023-04-16T02-56-00/22556484_6.jpg" xlink:type="simple" xlink:show="embed" xlink:actuate="onLoad" draw:mime-type="image/jpeg"/>
</draw:frame>
<draw:frame draw:style-name="fr1" draw:name="Image9" text:anchor-type="as-char" svg:width="6.9236in" svg:height="5.1927in" draw:z-index="0">
<draw:image xlink:href="../Images/liveuamap/2023-04-16T02-56-00/22556484_7.jpg" xlink:type="simple" xlink:show="embed" xlink:actuate="onLoad" draw:mime-type="image/jpeg"/>
</draw:frame>
<draw:frame draw:style-name="fr1" draw:name="Image10" text:anchor-type="as-char" svg:width="6.9236in" svg:height="5.1927in" draw:z-index="0">
<draw:image xlink:href="../Images/liveuamap/2023-04-16T02-56-00/22556484_8.jpg" xlink:type="simple" xlink:show="embed" xlink:actuate="onLoad" draw:mime-type="image/jpeg"/>
</draw:frame>
News Collection Link: <text:a xlink:type="simple" xlink:href="https://liveuamap.com/en/2023/16-april-1-person-reportedly-killed-widespread-damage-in" text:style-name="Internet_20_link" text:visited-style-name="Visited_20_Internet_20_Link">
https://liveuamap.com/en/2023/16-april-1-person-reportedly-killed-widespread-damage-in</text:a>
</text:p>
      <text:p text:style-name="P4">
News Source: <text:a xlink:type="simple" xlink:href="https://t.me/itsdonetsk/68652" text:style-name="Internet_20_link" text:visited-style-name="Visited_20_Internet_20_Link">
https://t.me/itsdonetsk/68652</text:a>
</text:p>
      <!--NEWS-->
      <text:h text:style-name="P10" text:outline-level="1">
<text:span text:style-name="T4">
2 teenagers killed as result of Russian army shelling with S-300 missiles at Pavlivka village...</text:span>
</text:h>
      <text:p text:style-name="P4">
Authors: liveuamap (Language: en)</text:p>
      <text:p text:style-name="P4">
Time: 2023-04-16T02:59:00</text:p>
      <text:p text:style-name="P4">
Location: Mykolaiv (Latitude:47.06223 Longtitude:32.84878)</text:p>
      <text:p text:style-name="P4">
Videos: []</text:p>
      <text:p text:style-name="P4">
Images: ["<text:a xlink:type="simple" xlink:href="https://liveuamap.com/pics/2023/04/16/22556493_0.jpg" text:style-name="Internet_20_link" text:visited-style-name="Visited_20_Internet_20_Link">
22556493_0.jpg</text:a>
", "<text:a xlink:type="simple" xlink:href="https://liveuamap.com/pics/2023/04/16/22556493_1.jpg" text:style-name="Internet_20_link" text:visited-style-name="Visited_20_Internet_20_Link">
22556493_1.jpg</text:a>
", "<text:a xlink:type="simple" xlink:href="https://liveuamap.com/pics/2023/04/16/22556493_2.jpg" text:style-name="Internet_20_link" text:visited-style-name="Visited_20_Internet_20_Link">
22556493_2.jpg</text:a>
", "<text:a xlink:type="simple" xlink:href="https://liveuamap.com/pics/2023/04/16/22556493_3.jpg" text:style-name="Internet_20_link" text:visited-style-name="Visited_20_Internet_20_Link">
22556493_3.jpg</text:a>
", "<text:a xlink:type="simple" xlink:href="https://liveuamap.com/pics/2023/04/16/22556493_4.jpg" text:style-name="Internet_20_link" text:visited-style-name="Visited_20_Internet_20_Link">
22556493_4.jpg</text:a>
"]</text:p>
      <text:p text:style-name="P4">
Tags: ["Europe", "Central and Eastern Europe"]</text:p>
      <text:p text:style-name="P4">
Id: 22556493</text:p>
      <!--METADATA-->
      <text:p text:style-name="P4">
2 teenagers killed as result of Russian army shelling with S-300 missiles at Pavlivka village of Mykolaiv region<draw:frame draw:style-name="fr1" draw:name="Image11" text:anchor-type="as-char" svg:width="6.9236in" svg:height="4.612849in" draw:z-index="0">
<draw:image xlink:href="../Images/liveuamap/2023-04-16T02-59-00/22556493_0.jpg" xlink:type="simple" xlink:show="embed" xlink:actuate="onLoad" draw:mime-type="image/jpeg"/>
</draw:frame>
<draw:frame draw:style-name="fr1" draw:name="Image12" text:anchor-type="as-char" svg:width="6.9236in" svg:height="4.612849in" draw:z-index="0">
<draw:image xlink:href="../Images/liveuamap/2023-04-16T02-59-00/22556493_1.jpg" xlink:type="simple" xlink:show="embed" xlink:actuate="onLoad" draw:mime-type="image/jpeg"/>
</draw:frame>
<draw:frame draw:style-name="fr1" draw:name="Image13" text:anchor-type="as-char" svg:width="6.9236in" svg:height="4.612849in" draw:z-index="0">
<draw:image xlink:href="../Images/liveuamap/2023-04-16T02-59-00/22556493_2.jpg" xlink:type="simple" xlink:show="embed" xlink:actuate="onLoad" draw:mime-type="image/jpeg"/>
</draw:frame>
<draw:frame draw:style-name="fr1" draw:name="Image14" text:anchor-type="as-char" svg:width="6.9236in" svg:height="4.612849in" draw:z-index="0">
<draw:image xlink:href="../Images/liveuamap/2023-04-16T02-59-00/22556493_3.jpg" xlink:type="simple" xlink:show="embed" xlink:actuate="onLoad" draw:mime-type="image/jpeg"/>
</draw:frame>
<draw:frame draw:style-name="fr1" draw:name="Image15" text:anchor-type="as-char" svg:width="6.9236in" svg:height="4.612849in" draw:z-index="0">
<draw:image xlink:href="../Images/liveuamap/2023-04-16T02-59-00/22556493_4.jpg" xlink:type="simple" xlink:show="embed" xlink:actuate="onLoad" draw:mime-type="image/jpeg"/>
</draw:frame>
News Collection Link: <text:a xlink:type="simple" xlink:href="https://liveuamap.com/en/2023/16-april-2-teenagers-killed-as-result-of-russian-army-shelling" text:style-name="Internet_20_link" text:visited-style-name="Visited_20_Internet_20_Link">
https://liveuamap.com/en/2023/16-april-2-teenagers-killed-as-result-of-russian-army-shelling</text:a>
</text:p>
      <text:p text:style-name="P4">
News Source: <text:a xlink:type="simple" xlink:href="https://t.me/suspilnemykolaiv/24333" text:style-name="Internet_20_link" text:visited-style-name="Visited_20_Internet_20_Link">
https://t.me/suspilnemykolaiv/24333</text:a>
</text:p>
      <!--NEWS-->
      <text:h text:style-name="P10" text:outline-level="1">
<text:span text:style-name="T4">
Zaporizka Oblast(00:37). Red Alert: aerial threat. Sirens sounding. Take cover now!</text:span>
</text:h>
      <text:p text:style-name="P4">
Authors: liveuamap (Language: en)</text:p>
      <text:p text:style-name="P4">
Time: 2023-04-16T18:38:00</text:p>
      <text:p text:style-name="P4">
Location: Zaporizka Oblast (Latitude:47.612941 Longtitude:35.766241)</text:p>
      <text:p text:style-name="P4">
Videos: []</text:p>
      <text:p text:style-name="P4">
Images: []</text:p>
      <text:p text:style-name="P4">
Tags: ["Europe", "Central and Eastern Europe"]</text:p>
      <text:p text:style-name="P4">
Id: 22556588</text:p>
      <!--METADATA-->
      <text:p text:style-name="P4">
Zaporizhzhia region(00:37). Red Alert: aerial threat. Sirens sounding. Take covernow!</text:p>
      <text:p text:style-name="P4">
News Collection Link: <text:a xlink:type="simple" xlink:href="https://liveuamap.com/en/2023/16-april-zaporizka-oblast0037-red-alert-aeriag" text:style-name="Internet_20_link" text:visited-style-name="Visited_20_Internet_20_Link">
https://liveuamap.com/en/2023/16-april-zaporizka-oblast0037-red-alert-aeriag</text:a>
</text:p>
      <text:p text:style-name="P4">
News Source: <text:a xlink:type="simple" xlink:href="https://t.me/air_alert_ua/43198" text:style-name="Internet_20_link" text:visited-style-name="Visited_20_Internet_20_Link">
https://t.me/air_alert_ua/43198</text:a>
</text:p>
      <!--NEWS-->
      <text:h text:style-name="P10" text:outline-level="1">
<text:span text:style-name="T4">
Donetsk Oblast(01:10). Red Alert: aerial threat. Sirens sounding. Take cover now!</text:span>
</text:h>
      <text:p text:style-name="P4">
Authors: liveuamap (Language: en)</text:p>
      <text:p text:style-name="P4">
Time: 2023-04-16T19:11:00</text:p>
      <text:p text:style-name="P4">
Location: Donetsk Oblast (Latitude:48.72647 Longtitude:37.57896)</text:p>
      <text:p text:style-name="P4">
Videos: []</text:p>
      <text:p text:style-name="P4">
Images: []</text:p>
      <text:p text:style-name="P4">
Tags: ["Europe", "Central and Eastern Europe"]</text:p>
      <text:p text:style-name="P4">
Id: 22556589</text:p>
      <!--METADATA-->
      <text:p text:style-name="P4">
Donetsk Oblast(01:10). Red Alert: aerial threat. Sirens sounding. Take covernow!</text:p>
      <text:p text:style-name="P4">
News Collection Link: <text:a xlink:type="simple" xlink:href="https://liveuamap.com/en/2023/16-april-donetsk-oblast0110-red-alert-aerial-g" text:style-name="Internet_20_link" text:visited-style-name="Visited_20_Internet_20_Link">
https://liveuamap.com/en/2023/16-april-donetsk-oblast0110-red-alert-aerial-g</text:a>
</text:p>
      <text:p text:style-name="P4">
News Source: <text:a xlink:type="simple" xlink:href="https://t.me/air_alert_ua/43199" text:style-name="Internet_20_link" text:visited-style-name="Visited_20_Internet_20_Link">
https://t.me/air_alert_ua/43199</text:a>
</text:p>
      <!--NEWS-->
      <text:h text:style-name="P10" text:outline-level="1">
<text:span text:style-name="T4">
At Kupiansk direction Russian army shelled Novomlynsk, Dvorichna, Zapadne and Kindrashivka of...</text:span>
</text:h>
      <text:p text:style-name="P4">
Authors: liveuamap (Language: en)</text:p>
      <text:p text:style-name="P4">
Time: 2023-04-17T-10:19:00</text:p>
      <text:p text:style-name="P4">
Location: Kupiansk (Latitude:49.77118 Longtitude:37.58663)</text:p>
      <text:p text:style-name="P4">
Videos: []</text:p>
      <text:p text:style-name="P4">
Images: []</text:p>
      <text:p text:style-name="P4">
Tags: ["Russia"]</text:p>
      <text:p text:style-name="P4">
Id: 22556700</text:p>
      <!--METADATA-->
      <text:p text:style-name="P4">
At Kupiansk direction Russian army shelled Novomlynsk, Dvorichna, Zapadne andKindrashivka of Kharkiv region, - General Staff of Armed Forces of Ukrainesays in the morning report</text:p>
      <text:p text:style-name="P4">
News Collection Link: <text:a xlink:type="simple" xlink:href="https://liveuamap.com/en/2023/17-april-at-kupiansk-direction-russian-army-shelled-novomlynsk" text:style-name="Internet_20_link" text:visited-style-name="Visited_20_Internet_20_Link">
https://liveuamap.com/en/2023/17-april-at-kupiansk-direction-russian-army-shelled-novomlynsk</text:a>
</text:p>
      <text:p text:style-name="P4">
News Source: <text:a xlink:type="simple" xlink:href="https://t.me/lumsrc/4514" text:style-name="Internet_20_link" text:visited-style-name="Visited_20_Internet_20_Link">
https://t.me/lumsrc/4514</text:a>
</text:p>
      <!--NEWS-->
      <text:h text:style-name="P10" text:outline-level="1">
<text:span text:style-name="T4">
At Lyman direction Russian army shelled Stelmakhivka, Nevske and Bilohorivka of Luhansk regio...</text:span>
</text:h>
      <text:p text:style-name="P4">
Authors: liveuamap (Language: en)</text:p>
      <text:p text:style-name="P4">
Time: 2023-04-17T-12:19:00</text:p>
      <text:p text:style-name="P4">
Location: Luhansk (Latitude:49.01828 Longtitude:37.95794)</text:p>
      <text:p text:style-name="P4">
Videos: []</text:p>
      <text:p text:style-name="P4">
Images: []</text:p>
      <text:p text:style-name="P4">
Tags: ["Russia"]</text:p>
      <text:p text:style-name="P4">
Id: 22556699</text:p>
      <!--METADATA-->
      <text:p text:style-name="P4">
At Lyman direction Russian army shelled Stelmakhivka, Nevske and Bilohorivkaof Luhansk region and Ivanivka, Spirne and Torske of Donetsk region, - GeneralStaff of Armed Forces of Ukraine says in the morning report</text:p>
      <text:p text:style-name="P4">
News Collection Link: <text:a xlink:type="simple" xlink:href="https://liveuamap.com/en/2023/17-april-at-lyman-direction-russian-army-shelled-stelmakhivka" text:style-name="Internet_20_link" text:visited-style-name="Visited_20_Internet_20_Link">
https://liveuamap.com/en/2023/17-april-at-lyman-direction-russian-army-shelled-stelmakhivka</text:a>
</text:p>
      <text:p text:style-name="P4">
News Source: <text:a xlink:type="simple" xlink:href="https://t.me/lumsrc/4515" text:style-name="Internet_20_link" text:visited-style-name="Visited_20_Internet_20_Link">
https://t.me/lumsrc/4515</text:a>
</text:p>
      <!--NEWS-->
      <text:h text:style-name="P10" text:outline-level="1">
<text:span text:style-name="T4">
Bakhmut Directio Rusian Army Shelled Vasukivka, Minkivka, Orikhovo-Vasilivka, Bakhmut, and ...</text:span>
</text:h>
      <text:p text:style-name="P4">
Authors: liveuamap (Language: en)</text:p>
      <text:p text:style-name="P4">
Time: 2023-04-17T-14:19:00</text:p>
      <text:p text:style-name="P4">
Location: Kostiantynivka, Donetsk Oblast (Latitude:48.45397 Longtitude:37.78283)</text:p>
      <text:p text:style-name="P4">
Videos: []</text:p>
      <text:p text:style-name="P4">
Images: []</text:p>
      <text:p text:style-name="P4">
Tags: ["Russia"]</text:p>
      <text:p text:style-name="P4">
Id: 22556698</text:p>
      <!--METADATA-->
      <text:p text:style-name="P4">
News Collection Link:(https://liveuamap.com/en/2023/17-april-at-bakhmut-direction-russian-army-shelled-vasukivka)</text:p>
      <text:p text:style-name="P4">
News Source: <text:a xlink:type="simple" xlink:href="https://t.me/lumsrc/4516" text:style-name="Internet_20_link" text:visited-style-name="Visited_20_Internet_20_Link">
https://t.me/lumsrc/4516</text:a>
</text:p>
      <!--NEWS-->
      <text:h text:style-name="P10" text:outline-level="1">
<text:span text:style-name="T4">
JSC Avdiivka Directioz Rusian Army Shelled Novokalinova, Avdiivka, Tonine, Water, Pervo ...</text:span>
</text:h>
      <text:p text:style-name="P4">
Authors: liveuamap (Language: en)</text:p>
      <text:p text:style-name="P4">
Time: 2023-04-17T-16:19:00</text:p>
      <text:p text:style-name="P4">
Location: Netailove, Donetsk Oblast (Latitude:48.11076 Longtitude:37.54801)</text:p>
      <text:p text:style-name="P4">
Videos: []</text:p>
      <text:p text:style-name="P4">
Images: []</text:p>
      <text:p text:style-name="P4">
Tags: ["Russia"]</text:p>
      <text:p text:style-name="P4">
Id: 22556696</text:p>
      <!--METADATA-->
      <text:p text:style-name="P4">
At Avdiyivka directions Russian army shelled Novokalynove, Avdiyivka, Tonenke,Vodyane, Pervomayske and Netaylove, - General Staff of Armed Forces of Ukrainesays in the morning report</text:p>
      <text:p text:style-name="P4">
News Collection Link: <text:a xlink:type="simple" xlink:href="https://liveuamap.com/en/2023/17-april-at-avdiyivka-directions-russian-army-shelled-novokalynove" text:style-name="Internet_20_link" text:visited-style-name="Visited_20_Internet_20_Link">
https://liveuamap.com/en/2023/17-april-at-avdiyivka-directions-russian-army-shelled-novokalynove</text:a>
</text:p>
      <text:p text:style-name="P4">
News Source: <text:a xlink:type="simple" xlink:href="https://t.me/lumsrc/4517" text:style-name="Internet_20_link" text:visited-style-name="Visited_20_Internet_20_Link">
https://t.me/lumsrc/4517</text:a>
</text:p>
      <!--NEWS-->
      <text:h text:style-name="P10" text:outline-level="1">
<text:span text:style-name="T4">
At Maryinka direction Russian army shelled Krasnohorivka, Maryinka, Heorhiyivka, Maksymilyani...</text:span>
</text:h>
      <text:p text:style-name="P4">
Authors: liveuamap (Language: en)</text:p>
      <text:p text:style-name="P4">
Time: 2023-04-17T-18:19:00</text:p>
      <text:p text:style-name="P4">
Location: Donetsk (Latitude:47.85176 Longtitude:37.48604)</text:p>
      <text:p text:style-name="P4">
Videos: []</text:p>
      <text:p text:style-name="P4">
Images: []</text:p>
      <text:p text:style-name="P4">
Tags: ["Russia"]</text:p>
      <text:p text:style-name="P4">
Id: 22556695</text:p>
      <!--METADATA-->
      <text:p text:style-name="P4">
At Maryinka direction Russian army shelled Krasnohorivka, Maryinka,Heorhiyivka, Maksymilyanivka, Pobyeda and Novomykhaylivka, - General Staff ofArmed Forces of Ukraine says in the morning report</text:p>
      <text:p text:style-name="P4">
News Collection Link: <text:a xlink:type="simple" xlink:href="https://liveuamap.com/en/2023/17-april-at-maryinka-direction-russian-army-shelled-krasnohorivka" text:style-name="Internet_20_link" text:visited-style-name="Visited_20_Internet_20_Link">
https://liveuamap.com/en/2023/17-april-at-maryinka-direction-russian-army-shelled-krasnohorivka</text:a>
</text:p>
      <text:p text:style-name="P4">
News Source: <text:a xlink:type="simple" xlink:href="https://t.me/lumsrc/4518" text:style-name="Internet_20_link" text:visited-style-name="Visited_20_Internet_20_Link">
https://t.me/lumsrc/4518</text:a>
</text:p>
      <!--NEWS-->
      <text:h text:style-name="P10" text:outline-level="1">
<text:span text:style-name="T4">
JSC Shaktarske Directio Rusian of the Army Shelled Kalledar, Wondering, Novoukrainka, Greater No ...</text:span>
</text:h>
      <text:p text:style-name="P4">
Authors: liveuamap (Language: en)</text:p>
      <text:p text:style-name="P4">
Time: 2023-04-17T-20:19:00</text:p>
      <text:p text:style-name="P4">
Location: Velyka Novosilka (Latitude:47.82998 Longtitude:36.81398)</text:p>
      <text:p text:style-name="P4">
Videos: []</text:p>
      <text:p text:style-name="P4">
Images: []</text:p>
      <text:p text:style-name="P4">
Tags: ["Russia"]</text:p>
      <text:p text:style-name="P4">
Id: 22556694</text:p>
      <!--METADATA-->
      <text:p text:style-name="P4">
At Shaktarske direction Russian army shelled Vuhledar, Prechystivka,Novoukrayinka, Velyka Novosilka and Vremivka of Donetsk region, - GeneralStaff of Armed Forces of Ukraine says in the morning report</text:p>
      <text:p text:style-name="P4">
News Collection Link: <text:a xlink:type="simple" xlink:href="https://liveuamap.com/en/2023/17-april-at-shaktarske-direction-russian-army-shelled-vuhledar" text:style-name="Internet_20_link" text:visited-style-name="Visited_20_Internet_20_Link">
https://liveuamap.com/en/2023/17-april-at-shaktarske-direction-russian-army-shelled-vuhledar</text:a>
</text:p>
      <text:p text:style-name="P4">
News Source: <text:a xlink:type="simple" xlink:href="https://t.me/lumsrc/4519" text:style-name="Internet_20_link" text:visited-style-name="Visited_20_Internet_20_Link">
https://t.me/lumsrc/4519</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4-17T-22:19:00</text:p>
      <text:p text:style-name="P4">
Location: Kherson (Latitude:46.63617 Longtitude:32.58881)</text:p>
      <text:p text:style-name="P4">
Videos: []</text:p>
      <text:p text:style-name="P4">
Images: []</text:p>
      <text:p text:style-name="P4">
Tags: ["Russia"]</text:p>
      <text:p text:style-name="P4">
Id: 22556693</text:p>
      <!--METADATA-->
      <text:p text:style-name="P4">
At Zaporizhzhia and Kherson directions Russian army shelled Vremivka andNovopil of Donetsk region; Chervone, Charivne, Orikhiv, Novopavlivka andStepove of Zaporizhzhia region; Zolota Balka, Kozatske, Lvove and Mykilske ofKherson region, also Kherson city, - General Staff of Armed Forces of Ukrainesays in the morning report</text:p>
      <text:p text:style-name="P4">
News Collection Link: <text:a xlink:type="simple" xlink:href="https://liveuamap.com/en/2023/17-april-at-zaporizhzhia-and-kherson-directions-russian-army" text:style-name="Internet_20_link" text:visited-style-name="Visited_20_Internet_20_Link">
https://liveuamap.com/en/2023/17-april-at-zaporizhzhia-and-kherson-directions-russian-army</text:a>
</text:p>
      <text:p text:style-name="P4">
News Source: <text:a xlink:type="simple" xlink:href="https://t.me/lumsrc/4520" text:style-name="Internet_20_link" text:visited-style-name="Visited_20_Internet_20_Link">
https://t.me/lumsrc/4520</text:a>
</text:p>
      <!--NEWS-->
      <text:h text:style-name="P10" text:outline-level="1">
<text:span text:style-name="T4">
At Sivershchyna and Slobozhanschyna directions Russian army shelled Svesa, Shalyhyne, Bunyaky...</text:span>
</text:h>
      <text:p text:style-name="P4">
Authors: liveuamap (Language: en)</text:p>
      <text:p text:style-name="P4">
Time: 2023-04-17T-8:19:00</text:p>
      <text:p text:style-name="P4">
Location: Vovchansk (Latitude:50.01215 Longtitude:37.91725)</text:p>
      <text:p text:style-name="P4">
Videos: []</text:p>
      <text:p text:style-name="P4">
Images: []</text:p>
      <text:p text:style-name="P4">
Tags: ["Russia"]</text:p>
      <text:p text:style-name="P4">
Id: 22556701</text:p>
      <!--METADATA-->
      <text:p text:style-name="P4">
Kharkivregion, - General Staff of Armed Forces of Ukraine Says in the Morning Report</text:p>
      <text:p text:style-name="P4">
News Collection Link:(https://liveuamap.com/en/2023/17-april-at-sivershchyna-and-slobozhanschyna-directions-russian)</text:p>
      <text:p text:style-name="P4">
News Source: <text:a xlink:type="simple" xlink:href="https://t.me/lumsrc/4513" text:style-name="Internet_20_link" text:visited-style-name="Visited_20_Internet_20_Link">
https://t.me/lumsrc/4513</text:a>
</text:p>
      <!--NEWS-->
      <text:h text:style-name="P10" text:outline-level="1">
<text:span text:style-name="T4">
Kharkiv, Kharkiv region, Donetsk region (08:25). Red Alrt: Aerial Tchretate. Sirens Sounding ....</text:span>
</text:h>
      <text:p text:style-name="P4">
Authors: liveuamap (Language: en)</text:p>
      <text:p text:style-name="P4">
Time: 2023-04-17T02:26:00</text:p>
      <text:p text:style-name="P4">
Location: Kharkiv (Latitude:49.98201 Longtitude:36.25248)</text:p>
      <text:p text:style-name="P4">
Videos: []</text:p>
      <text:p text:style-name="P4">
Images: []</text:p>
      <text:p text:style-name="P4">
Tags: ["Europe", "Central and Eastern Europe"]</text:p>
      <text:p text:style-name="P4">
Id: 22556593</text:p>
      <!--METADATA-->
      <text:p text:style-name="P4">
Kharkiv, Kharkiv region, Donetsk region(08:25). Red Alert: aerial threat.Sirens sounding. Take cover now!</text:p>
      <text:p text:style-name="P4">
News Collection Link: <text:a xlink:type="simple" xlink:href="https://liveuamap.com/en/2023/17-april-kharkiv-kharkivska-oblast-donetsk-obg" text:style-name="Internet_20_link" text:visited-style-name="Visited_20_Internet_20_Link">
https://liveuamap.com/en/2023/17-april-kharkiv-kharkivska-oblast-donetsk-obg</text:a>
</text:p>
      <text:p text:style-name="P4">
News Source: <text:a xlink:type="simple" xlink:href="https://t.me/air_alert_ua/43204" text:style-name="Internet_20_link" text:visited-style-name="Visited_20_Internet_20_Link">
https://t.me/air_alert_ua/43204</text:a>
</text:p>
      <!--NEWS-->
      <text:h text:style-name="P10" text:outline-level="1">
<text:span text:style-name="T4">
Zaporizka Oblast(09:16). Red Alert: aerial threat. Sirens sounding. Take cover now!</text:span>
</text:h>
      <text:p text:style-name="P4">
Authors: liveuamap (Language: en)</text:p>
      <text:p text:style-name="P4">
Time: 2023-04-17T03:18:00</text:p>
      <text:p text:style-name="P4">
Location: Zaporizka Oblast (Latitude:47.612021 Longtitude:35.765261)</text:p>
      <text:p text:style-name="P4">
Videos: []</text:p>
      <text:p text:style-name="P4">
Images: []</text:p>
      <text:p text:style-name="P4">
Tags: ["Europe", "Central and Eastern Europe"]</text:p>
      <text:p text:style-name="P4">
Id: 22556675</text:p>
      <!--METADATA-->
      <text:p text:style-name="P4">
Zaporizhzhia region(09:16). Red Alert: aerial threat. Sirens sounding. Take covernow!</text:p>
      <text:p text:style-name="P4">
News Collection Link: <text:a xlink:type="simple" xlink:href="https://liveuamap.com/en/2023/17-april-zaporizka-oblast0916-red-alert-aeriag" text:style-name="Internet_20_link" text:visited-style-name="Visited_20_Internet_20_Link">
https://liveuamap.com/en/2023/17-april-zaporizka-oblast0916-red-alert-aeriag</text:a>
</text:p>
      <text:p text:style-name="P4">
News Source: <text:a xlink:type="simple" xlink:href="https://t.me/air_alert_ua/43207" text:style-name="Internet_20_link" text:visited-style-name="Visited_20_Internet_20_Link">
https://t.me/air_alert_ua/43207</text:a>
</text:p>
      <!--NEWS-->
      <text:h text:style-name="P10" text:outline-level="1">
<text:span text:style-name="T4">
Slovak Minister of Defense: All 13 Slovak Mig29 have been safely handed over to Ukrainian Air...</text:span>
</text:h>
      <text:p text:style-name="P4">
Authors: liveuamap (Language: en)</text:p>
      <text:p text:style-name="P4">
Time: 2023-04-17T04:19:00</text:p>
      <text:p text:style-name="P4">
Location: Bratislava, Bratislavský kraj (Latitude:48.14776 Longtitude:17.1088)</text:p>
      <text:p text:style-name="P4">
Videos: []</text:p>
      <text:p text:style-name="P4">
Images: []</text:p>
      <text:p text:style-name="P4">
Tags: ["Europe", "Central and Eastern Europe"]</text:p>
      <text:p text:style-name="P4">
Id: 22556808</text:p>
      <!--METADATA-->
      <text:p text:style-name="P4">
Slovak Minister of Defense: All 13 Slovak Mig29 have been safely handed overto Ukrainian Air Force. Proud to be on the right side, doing the right thingto help protect lives. We Stand with Ukraine</text:p>
      <text:p text:style-name="P4">
News Collection Link: <text:a xlink:type="simple" xlink:href="https://liveuamap.com/en/2023/17-april-slovak-minister-of-defense-all-13-slovak-mig29-have" text:style-name="Internet_20_link" text:visited-style-name="Visited_20_Internet_20_Link">
https://liveuamap.com/en/2023/17-april-slovak-minister-of-defense-all-13-slovak-mig29-have</text:a>
</text:p>
      <text:p text:style-name="P4">
News Source: <text:a xlink:type="simple" xlink:href="https://twitter.com/JaroNad/status/1647862420445044736" text:style-name="Internet_20_link" text:visited-style-name="Visited_20_Internet_20_Link">
https://twitter.com/JaroNad/status/1647862420445044736</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7T04:22:42</text:p>
      <text:p text:style-name="P4">
Location: Marinka, Donetsk Oblast (Latitude:47.93831 Longtitude:37.49702)</text:p>
      <text:p text:style-name="P4">
Videos: []</text:p>
      <text:p text:style-name="P4">
Images: []</text:p>
      <text:p text:style-name="P4">
Tags: ["Russia"]</text:p>
      <text:p text:style-name="P4">
Id: 22556692</text:p>
      <!--METADATA-->
      <text:p text:style-name="P4">
Russian forces conducting offensive actions at Lyman, Bakhmut, Avdiivka andMaryinka directions. Ukrainian military repelled over 60 Russian attacks.Russian forces attempting to advance near Hryhorivka and near Spirne, Bakhmut,Khromove and Ivanivske, Novokalynove, Syeverne, Vodyane, Pervomayske andNevelske, Maryinka, - General Staff of Armed Forces of Ukraine says in themorning report</text:p>
      <text:p text:style-name="P4">
News Collection Link: <text:a xlink:type="simple" xlink:href="https://liveuamap.com/en/2023/17-april-russian-forces-conducting-offensive-actions-at-lyman" text:style-name="Internet_20_link" text:visited-style-name="Visited_20_Internet_20_Link">
https://liveuamap.com/en/2023/17-april-russian-forces-conducting-offensive-actions-at-lyman</text:a>
</text:p>
      <text:p text:style-name="P4">
News Source: <text:a xlink:type="simple" xlink:href="https://t.me/lumsrc/4521" text:style-name="Internet_20_link" text:visited-style-name="Visited_20_Internet_20_Link">
https://t.me/lumsrc/4521</text:a>
</text:p>
      <!--NEWS-->
      <text:h text:style-name="P10" text:outline-level="1">
<text:span text:style-name="T4">
Donetsk Oblast(11:32). Red Alert: aerial threat. Sirens sounding. Take cover now!</text:span>
</text:h>
      <text:p text:style-name="P4">
Authors: liveuamap (Language: en)</text:p>
      <text:p text:style-name="P4">
Time: 2023-04-17T05:34:00</text:p>
      <text:p text:style-name="P4">
Location: Donetsk Oblast (Latitude:48.72768 Longtitude:37.57791)</text:p>
      <text:p text:style-name="P4">
Videos: []</text:p>
      <text:p text:style-name="P4">
Images: []</text:p>
      <text:p text:style-name="P4">
Tags: ["Europe", "Central and Eastern Europe"]</text:p>
      <text:p text:style-name="P4">
Id: 22556705</text:p>
      <!--METADATA-->
      <text:p text:style-name="P4">
Donetsk Oblast(11:32). Red Alert: aerial threat. Sirens sounding. Take covernow!</text:p>
      <text:p text:style-name="P4">
News Collection Link: <text:a xlink:type="simple" xlink:href="https://liveuamap.com/en/2023/17-april-donetsk-oblast1132-red-alert-aerial-g" text:style-name="Internet_20_link" text:visited-style-name="Visited_20_Internet_20_Link">
https://liveuamap.com/en/2023/17-april-donetsk-oblast1132-red-alert-aerial-g</text:a>
</text:p>
      <text:p text:style-name="P4">
News Source: <text:a xlink:type="simple" xlink:href="https://t.me/air_alert_ua/43209" text:style-name="Internet_20_link" text:visited-style-name="Visited_20_Internet_20_Link">
https://t.me/air_alert_ua/43209</text:a>
</text:p>
      <!--NEWS-->
      <text:h text:style-name="P10" text:outline-level="1">
<text:span text:style-name="T4">
Donetsk Oblast(12:20). Red Alert: aerial threat. Sirens sounding. Take cover now!</text:span>
</text:h>
      <text:p text:style-name="P4">
Authors: liveuamap (Language: en)</text:p>
      <text:p text:style-name="P4">
Time: 2023-04-17T06:24:00</text:p>
      <text:p text:style-name="P4">
Location: Donetsk Oblast (Latitude:48.72827 Longtitude:37.57747)</text:p>
      <text:p text:style-name="P4">
Videos: []</text:p>
      <text:p text:style-name="P4">
Images: []</text:p>
      <text:p text:style-name="P4">
Tags: ["Europe", "Central and Eastern Europe"]</text:p>
      <text:p text:style-name="P4">
Id: 22556707</text:p>
      <!--METADATA-->
      <text:p text:style-name="P4">
Donetsk Oblast(12:20). Red Alert: aerial threat. Sirens sounding. Take covernow!</text:p>
      <text:p text:style-name="P4">
News Collection Link: <text:a xlink:type="simple" xlink:href="https://liveuamap.com/en/2023/17-april-donetsk-oblast1220-red-alert-aerial-g" text:style-name="Internet_20_link" text:visited-style-name="Visited_20_Internet_20_Link">
https://liveuamap.com/en/2023/17-april-donetsk-oblast1220-red-alert-aerial-g</text:a>
</text:p>
      <text:p text:style-name="P4">
News Source: <text:a xlink:type="simple" xlink:href="https://t.me/air_alert_ua/43211" text:style-name="Internet_20_link" text:visited-style-name="Visited_20_Internet_20_Link">
https://t.me/air_alert_ua/43211</text:a>
</text:p>
      <!--NEWS-->
      <text:h text:style-name="P10" text:outline-level="1">
<text:span text:style-name="T4">
Kharkiv, Kharkivska Oblast(13:50). Red Alert: aerial threat. Sirens sounding. Take cover now!</text:span>
</text:h>
      <text:p text:style-name="P4">
Authors: liveuamap (Language: en)</text:p>
      <text:p text:style-name="P4">
Time: 2023-04-17T07:51:00</text:p>
      <text:p text:style-name="P4">
Location: Kharkiv (Latitude:49.9808 Longtitude:36.25341)</text:p>
      <text:p text:style-name="P4">
Videos: []</text:p>
      <text:p text:style-name="P4">
Images: []</text:p>
      <text:p text:style-name="P4">
Tags: ["Europe", "Central and Eastern Europe"]</text:p>
      <text:p text:style-name="P4">
Id: 22556721</text:p>
      <!--METADATA-->
      <text:p text:style-name="P4">
Kharkiv, Kharkiv region(13:50). Red Alert: aerial threat. Sirens sounding.Take cover now!</text:p>
      <text:p text:style-name="P4">
News Collection Link: <text:a xlink:type="simple" xlink:href="https://liveuamap.com/en/2023/17-april-kharkiv-kharkivska-oblast1350-red-alg" text:style-name="Internet_20_link" text:visited-style-name="Visited_20_Internet_20_Link">
https://liveuamap.com/en/2023/17-april-kharkiv-kharkivska-oblast1350-red-alg</text:a>
</text:p>
      <text:p text:style-name="P4">
News Source: <text:a xlink:type="simple" xlink:href="https://t.me/suspilnekharkiv/23951" text:style-name="Internet_20_link" text:visited-style-name="Visited_20_Internet_20_Link">
https://t.me/suspilnekharkiv/23951</text:a>
</text:p>
      <!--NEWS-->
      <text:h text:style-name="P10" text:outline-level="1">
<text:span text:style-name="T4">
Chernihivska Oblast(14:44). Red Alert: aerial threat. Sirens sounding. Take cover now!</text:span>
</text:h>
      <text:p text:style-name="P4">
Authors: liveuamap (Language: en)</text:p>
      <text:p text:style-name="P4">
Time: 2023-04-17T08:45:00</text:p>
      <text:p text:style-name="P4">
Location: Chernihivska Oblast (Latitude:51.33333000 Longtitude:32.00000000)</text:p>
      <text:p text:style-name="P4">
Videos: []</text:p>
      <text:p text:style-name="P4">
Images: []</text:p>
      <text:p text:style-name="P4">
Tags: ["Europe", "Central and Eastern Europe"]</text:p>
      <text:p text:style-name="P4">
Id: 22556724</text:p>
      <!--METADATA-->
      <text:p text:style-name="P4">
Chernihiv region(14:44). Red Alert: aerial threat. Sirens sounding. Takecover now!</text:p>
      <text:p text:style-name="P4">
News Collection Link: <text:a xlink:type="simple" xlink:href="https://liveuamap.com/en/2023/17-april-chernihivska-oblast1444-red-alert-aeg" text:style-name="Internet_20_link" text:visited-style-name="Visited_20_Internet_20_Link">
https://liveuamap.com/en/2023/17-april-chernihivska-oblast1444-red-alert-aeg</text:a>
</text:p>
      <text:p text:style-name="P4">
News Source: <text:a xlink:type="simple" xlink:href="https://t.me/air_alert_ua/43215" text:style-name="Internet_20_link" text:visited-style-name="Visited_20_Internet_20_Link">
https://t.me/air_alert_ua/43215</text:a>
</text:p>
      <!--NEWS-->
      <text:h text:style-name="P10" text:outline-level="1">
<text:span text:style-name="T4">
Sumska Oblast(14:44). Red Alert: aerial threat. Sirens sounding. Take cover now!</text:span>
</text:h>
      <text:p text:style-name="P4">
Authors: liveuamap (Language: en)</text:p>
      <text:p text:style-name="P4">
Time: 2023-04-17T08:47:00</text:p>
      <text:p text:style-name="P4">
Location: Sumska Oblast (Latitude:51.001 Longtitude:33.99996)</text:p>
      <text:p text:style-name="P4">
Videos: []</text:p>
      <text:p text:style-name="P4">
Images: []</text:p>
      <text:p text:style-name="P4">
Tags: ["Europe", "Central and Eastern Europe"]</text:p>
      <text:p text:style-name="P4">
Id: 22556725</text:p>
      <!--METADATA-->
      <text:p text:style-name="P4">
Sumy region(14:44). Red Alert: aerial threat. Sirens sounding. Take covernow!</text:p>
      <text:p text:style-name="P4">
News Collection Link: <text:a xlink:type="simple" xlink:href="https://liveuamap.com/en/2023/17-april-sumska-oblast1444-red-alert-aerial-tg" text:style-name="Internet_20_link" text:visited-style-name="Visited_20_Internet_20_Link">
https://liveuamap.com/en/2023/17-april-sumska-oblast1444-red-alert-aerial-tg</text:a>
</text:p>
      <text:p text:style-name="P4">
News Source: <text:a xlink:type="simple" xlink:href="https://t.me/air_alert_ua/43217" text:style-name="Internet_20_link" text:visited-style-name="Visited_20_Internet_20_Link">
https://t.me/air_alert_ua/43217</text:a>
</text:p>
      <!--NEWS-->
      <text:h text:style-name="P10" text:outline-level="1">
<text:span text:style-name="T4">
Artillery shelling reported in Nikopol</text:span>
</text:h>
      <text:p text:style-name="P4">
Authors: liveuamap (Language: en)</text:p>
      <text:p text:style-name="P4">
Time: 2023-04-17T09:08:32</text:p>
      <text:p text:style-name="P4">
Location: Zaporizhia (Latitude:47.56529 Longtitude:34.39253)</text:p>
      <text:p text:style-name="P4">
Videos: []</text:p>
      <text:p text:style-name="P4">
Images: []</text:p>
      <text:p text:style-name="P4">
Tags: ["Europe", "Central and Eastern Europe"]</text:p>
      <text:p text:style-name="P4">
Id: 22556727</text:p>
      <!--METADATA-->
      <text:p text:style-name="P4">
Artillery shelling reported in Nikopol</text:p>
      <text:p text:style-name="P4">
News Collection Link: <text:a xlink:type="simple" xlink:href="https://liveuamap.com/en/2023/17-april-artillery-shelling-reported-in-nikopol" text:style-name="Internet_20_link" text:visited-style-name="Visited_20_Internet_20_Link">
https://liveuamap.com/en/2023/17-april-artillery-shelling-reported-in-nikopol</text:a>
</text:p>
      <text:p text:style-name="P4">
News Source: <text:a xlink:type="simple" xlink:href="https://t.me/dnepr_operativ/39982" text:style-name="Internet_20_link" text:visited-style-name="Visited_20_Internet_20_Link">
https://t.me/dnepr_operativ/39982</text:a>
</text:p>
      <!--NEWS-->
      <text:h text:style-name="P10" text:outline-level="1">
<text:span text:style-name="T4">
Donetsk Oblast(16:57). Red Alert: aerial threat. Sirens sounding. Take cover now!</text:span>
</text:h>
      <text:p text:style-name="P4">
Authors: liveuamap (Language: en)</text:p>
      <text:p text:style-name="P4">
Time: 2023-04-17T10:58:00</text:p>
      <text:p text:style-name="P4">
Location: Donetsk Oblast (Latitude:48.7269 Longtitude:37.57885)</text:p>
      <text:p text:style-name="P4">
Videos: []</text:p>
      <text:p text:style-name="P4">
Images: []</text:p>
      <text:p text:style-name="P4">
Tags: ["Europe", "Central and Eastern Europe"]</text:p>
      <text:p text:style-name="P4">
Id: 22556731</text:p>
      <!--METADATA-->
      <text:p text:style-name="P4">
Donetsk Oblast(16:57). Red Alert: aerial threat. Sirens sounding. Take covernow!</text:p>
      <text:p text:style-name="P4">
News Collection Link: <text:a xlink:type="simple" xlink:href="https://liveuamap.com/en/2023/17-april-donetsk-oblast1657-red-alert-aerial-g" text:style-name="Internet_20_link" text:visited-style-name="Visited_20_Internet_20_Link">
https://liveuamap.com/en/2023/17-april-donetsk-oblast1657-red-alert-aerial-g</text:a>
</text:p>
      <text:p text:style-name="P4">
News Source: <text:a xlink:type="simple" xlink:href="https://t.me/air_alert_ua/43221" text:style-name="Internet_20_link" text:visited-style-name="Visited_20_Internet_20_Link">
https://t.me/air_alert_ua/43221</text:a>
</text:p>
      <!--NEWS-->
      <text:h text:style-name="P10" text:outline-level="1">
<text:span text:style-name="T4">
Kherson, Khersonska Oblast(18:57). Red Alert: aerial threat. Sirens sounding. Take cover now!</text:span>
</text:h>
      <text:p text:style-name="P4">
Authors: liveuamap (Language: en)</text:p>
      <text:p text:style-name="P4">
Time: 2023-04-17T12:59:00</text:p>
      <text:p text:style-name="P4">
Location: Kherson (Latitude:46.65581000 Longtitude:32.61780000)</text:p>
      <text:p text:style-name="P4">
Videos: []</text:p>
      <text:p text:style-name="P4">
Images: []</text:p>
      <text:p text:style-name="P4">
Tags: ["Europe", "Central and Eastern Europe"]</text:p>
      <text:p text:style-name="P4">
Id: 22556791</text:p>
      <!--METADATA-->
      <text:p text:style-name="P4">
Kherson, Kherson region(18:57). Red Alert: aerial threat. Sirens sounding.Take cover now!</text:p>
      <text:p text:style-name="P4">
News Collection Link: <text:a xlink:type="simple" xlink:href="https://liveuamap.com/en/2023/17-april-kherson-khersonska-oblast1857-red-alg" text:style-name="Internet_20_link" text:visited-style-name="Visited_20_Internet_20_Link">
https://liveuamap.com/en/2023/17-april-kherson-khersonska-oblast1857-red-alg</text:a>
</text:p>
      <text:p text:style-name="P4">
News Source: <text:a xlink:type="simple" xlink:href="https://t.me/air_alert_ua/43225" text:style-name="Internet_20_link" text:visited-style-name="Visited_20_Internet_20_Link">
https://t.me/air_alert_ua/43225</text:a>
</text:p>
      <!--NEWS-->
      <text:h text:style-name="P10" text:outline-level="1">
<text:span text:style-name="T4">
Kharkiv, Kharkivska Oblast(19:24). Red Alert: aerial threat. Sirens sounding. Take cover now!</text:span>
</text:h>
      <text:p text:style-name="P4">
Authors: liveuamap (Language: en)</text:p>
      <text:p text:style-name="P4">
Time: 2023-04-17T13:25:00</text:p>
      <text:p text:style-name="P4">
Location: Kharkiv (Latitude:49.98081000 Longtitude:36.25272000)</text:p>
      <text:p text:style-name="P4">
Videos: []</text:p>
      <text:p text:style-name="P4">
Images: []</text:p>
      <text:p text:style-name="P4">
Tags: ["Europe", "Central and Eastern Europe"]</text:p>
      <text:p text:style-name="P4">
Id: 22556794</text:p>
      <!--METADATA-->
      <text:p text:style-name="P4">
Kharkiv, Kharkiv region(19:24). Red Alert: aerial threat. Sirens sounding.Take cover now!</text:p>
      <text:p text:style-name="P4">
News Collection Link: <text:a xlink:type="simple" xlink:href="https://liveuamap.com/en/2023/17-april-kharkiv-kharkivska-oblast1924-red-alg" text:style-name="Internet_20_link" text:visited-style-name="Visited_20_Internet_20_Link">
https://liveuamap.com/en/2023/17-april-kharkiv-kharkivska-oblast1924-red-alg</text:a>
</text:p>
      <text:p text:style-name="P4">
News Source: <text:a xlink:type="simple" xlink:href="https://t.me/air_alert_ua/43226" text:style-name="Internet_20_link" text:visited-style-name="Visited_20_Internet_20_Link">
https://t.me/air_alert_ua/43226</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